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BB50000014DE514F2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Bitstream Charter1" svg:font-family="'Bitstream Charter'" style:font-family-generic="roman" style:font-pitch="variable"/>
    <style:font-face style:name="Bitstream Charter" svg:font-family="'Bitstream Charter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6*"/>
    </style:style>
    <style:style style:name="Table1.C" style:family="table-column">
      <style:table-column-properties style:column-width="1.3847in" style:rel-column-width="13107*"/>
    </style:style>
    <style:style style:name="Table1.E" style:family="table-column">
      <style:table-column-properties style:column-width="1.3854in" style:rel-column-width="1311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aeb3" officeooo:paragraph-rsid="0016aeb3"/>
    </style:style>
    <style:style style:name="P2" style:family="paragraph" style:parent-style-name="Standard">
      <style:text-properties officeooo:rsid="0016aeb3" officeooo:paragraph-rsid="001f689e"/>
    </style:style>
    <style:style style:name="P3" style:family="paragraph" style:parent-style-name="Standard">
      <style:text-properties officeooo:rsid="0016aeb3" officeooo:paragraph-rsid="0022038a"/>
    </style:style>
    <style:style style:name="P4" style:family="paragraph" style:parent-style-name="Standard">
      <style:text-properties officeooo:rsid="001d769d" officeooo:paragraph-rsid="0022038a"/>
    </style:style>
    <style:style style:name="P5" style:family="paragraph" style:parent-style-name="Standard">
      <style:text-properties officeooo:rsid="001f407a" officeooo:paragraph-rsid="001f407a"/>
    </style:style>
    <style:style style:name="P6" style:family="paragraph" style:parent-style-name="Standard">
      <style:text-properties officeooo:rsid="001f689e" officeooo:paragraph-rsid="001f689e"/>
    </style:style>
    <style:style style:name="P7" style:family="paragraph" style:parent-style-name="Standard">
      <style:text-properties officeooo:rsid="001a77fb" officeooo:paragraph-rsid="0022038a"/>
    </style:style>
    <style:style style:name="P8" style:family="paragraph" style:parent-style-name="Standard">
      <style:text-properties officeooo:rsid="0022038a" officeooo:paragraph-rsid="0022038a"/>
    </style:style>
    <style:style style:name="P9" style:family="paragraph" style:parent-style-name="Standard">
      <style:text-properties style:font-name="Bitstream Charter1" officeooo:rsid="0016aeb3" officeooo:paragraph-rsid="00230300"/>
    </style:style>
    <style:style style:name="P10" style:family="paragraph" style:parent-style-name="Standard">
      <style:text-properties style:font-name="Bitstream Charter1" officeooo:paragraph-rsid="00230300"/>
    </style:style>
    <style:style style:name="P11" style:family="paragraph" style:parent-style-name="Standard">
      <style:text-properties officeooo:rsid="001d36dc" officeooo:paragraph-rsid="00230300"/>
    </style:style>
    <style:style style:name="P12" style:family="paragraph" style:parent-style-name="Standard">
      <style:text-properties style:font-name="Times New Roman" officeooo:paragraph-rsid="00230300"/>
    </style:style>
    <style:style style:name="P13" style:family="paragraph" style:parent-style-name="Standard">
      <style:text-properties fo:color="#000000" style:font-name="Bitstream Charter1" officeooo:paragraph-rsid="00230300"/>
    </style:style>
    <style:style style:name="P14" style:family="paragraph" style:parent-style-name="Standard">
      <style:text-properties fo:color="#000000" style:font-name="Times New Roman" officeooo:rsid="001d36dc" officeooo:paragraph-rsid="00230300"/>
    </style:style>
    <style:style style:name="P15" style:family="paragraph" style:parent-style-name="Standard">
      <style:text-properties officeooo:rsid="002456fc" officeooo:paragraph-rsid="002456fc"/>
    </style:style>
    <style:style style:name="P16" style:family="paragraph" style:parent-style-name="Standard">
      <style:text-properties officeooo:rsid="0025a3ae" officeooo:paragraph-rsid="0025a3ae"/>
    </style:style>
    <style:style style:name="P17" style:family="paragraph" style:parent-style-name="Title">
      <style:text-properties officeooo:rsid="0016aeb3" officeooo:paragraph-rsid="0022038a"/>
    </style:style>
    <style:style style:name="P18" style:family="paragraph" style:parent-style-name="Table_20_Contents">
      <style:text-properties officeooo:rsid="001f689e" officeooo:paragraph-rsid="001f689e"/>
    </style:style>
    <style:style style:name="P19" style:family="paragraph" style:parent-style-name="Table_20_Contents">
      <style:text-properties fo:font-weight="bold" officeooo:rsid="001f689e" officeooo:paragraph-rsid="001f689e" style:font-weight-asian="bold" style:font-weight-complex="bold"/>
    </style:style>
    <style:style style:name="P20" style:family="paragraph" style:parent-style-name="Table_20_Contents">
      <style:text-properties fo:font-weight="bold" officeooo:rsid="0025a3ae" officeooo:paragraph-rsid="0025a3ae" style:font-weight-asian="bold" style:font-weight-complex="bold"/>
    </style:style>
    <style:style style:name="P21" style:family="paragraph" style:parent-style-name="Table_20_Contents">
      <style:text-properties fo:font-style="italic" officeooo:rsid="001f689e" officeooo:paragraph-rsid="001f689e" style:font-style-asian="italic" style:font-style-complex="italic"/>
    </style:style>
    <style:style style:name="P22" style:family="paragraph" style:parent-style-name="Table_20_Contents">
      <style:text-properties officeooo:rsid="0025a3ae" officeooo:paragraph-rsid="0025a3ae"/>
    </style:style>
    <style:style style:name="P23" style:family="paragraph" style:parent-style-name="Text_20_body">
      <style:text-properties officeooo:rsid="0025a3ae" officeooo:paragraph-rsid="0025a3ae"/>
    </style:style>
    <style:style style:name="P24" style:family="paragraph" style:parent-style-name="Heading_20_3">
      <style:text-properties fo:color="#000000" style:font-name="Bitstream Charter1" fo:font-weight="bold" style:font-weight-asian="bold" style:font-weight-complex="bold"/>
    </style:style>
    <style:style style:name="P25" style:family="paragraph" style:parent-style-name="Heading_20_3">
      <style:text-properties fo:color="#000000" style:font-name="Bitstream Charter1" officeooo:paragraph-rsid="00230300"/>
    </style:style>
    <style:style style:name="P26" style:family="paragraph" style:parent-style-name="Standard" style:list-style-name="L1">
      <style:text-properties style:font-name="Bitstream Charter1" officeooo:rsid="00230300" officeooo:paragraph-rsid="00230300"/>
    </style:style>
    <style:style style:name="P27" style:family="paragraph" style:parent-style-name="Standard" style:list-style-name="L1">
      <style:text-properties style:font-name="Bitstream Charter1" officeooo:rsid="00247436" officeooo:paragraph-rsid="00247436"/>
    </style:style>
    <style:style style:name="P28" style:family="paragraph" style:parent-style-name="Heading_20_1">
      <style:text-properties style:font-name="Bitstream Charter1" officeooo:rsid="00336d51" officeooo:paragraph-rsid="00230300"/>
    </style:style>
    <style:style style:name="P29" style:family="paragraph" style:parent-style-name="Heading_20_1">
      <style:text-properties style:font-name="Bitstream Charter1" officeooo:rsid="0025a3ae" officeooo:paragraph-rsid="0025a3ae"/>
    </style:style>
    <style:style style:name="P30" style:family="paragraph" style:parent-style-name="Heading_20_1">
      <style:text-properties style:font-name="Bitstream Charter1" officeooo:paragraph-rsid="00230300"/>
    </style:style>
    <style:style style:name="P31" style:family="paragraph" style:parent-style-name="Heading_20_1">
      <style:text-properties officeooo:paragraph-rsid="0022038a"/>
    </style:style>
    <style:style style:name="P32" style:family="paragraph" style:parent-style-name="Heading_20_1">
      <style:text-properties officeooo:rsid="0016aeb3"/>
    </style:style>
    <style:style style:name="T1" style:family="text">
      <style:text-properties officeooo:rsid="001ac671"/>
    </style:style>
    <style:style style:name="T2" style:family="text">
      <style:text-properties officeooo:rsid="001d769d"/>
    </style:style>
    <style:style style:name="T3" style:family="text">
      <style:text-properties officeooo:rsid="001f689e"/>
    </style:style>
    <style:style style:name="T4" style:family="text">
      <style:text-properties officeooo:rsid="002164c8"/>
    </style:style>
    <style:style style:name="T5" style:family="text">
      <style:text-properties officeooo:rsid="0022038a"/>
    </style:style>
    <style:style style:name="T6" style:family="text">
      <style:text-properties officeooo:rsid="00230300"/>
    </style:style>
    <style:style style:name="T7" style:family="text">
      <style:text-properties style:font-name="Bitstream Charter1"/>
    </style:style>
    <style:style style:name="T8" style:family="text">
      <style:text-properties fo:color="#0047ff" style:font-name="Bitstream Charter1"/>
    </style:style>
    <style:style style:name="T9" style:family="text">
      <style:text-properties fo:color="#0047ff" style:font-name="Bitstream Charter1" officeooo:rsid="0041c6d7"/>
    </style:style>
    <style:style style:name="T10" style:family="text">
      <style:text-properties fo:color="#0047ff" style:font-name="Bitstream Charter1" officeooo:rsid="00230300"/>
    </style:style>
    <style:style style:name="T11" style:family="text">
      <style:text-properties fo:color="#0047ff" officeooo:rsid="00387782"/>
    </style:style>
    <style:style style:name="T12" style:family="text">
      <style:text-properties fo:color="#000000" style:font-name="Bitstream Charter1"/>
    </style:style>
    <style:style style:name="T13" style:family="text">
      <style:text-properties fo:color="#000000" style:font-name="Bitstream Charter1" officeooo:rsid="0030b9fe"/>
    </style:style>
    <style:style style:name="T14" style:family="text">
      <style:text-properties fo:color="#000000" style:font-name="Bitstream Charter1" officeooo:rsid="004a8962"/>
    </style:style>
    <style:style style:name="T15" style:family="text">
      <style:text-properties fo:color="#000000" style:font-name="Bitstream Charter1" officeooo:rsid="0039e6c0"/>
    </style:style>
    <style:style style:name="T16" style:family="text">
      <style:text-properties officeooo:rsid="0030b9fe"/>
    </style:style>
    <style:style style:name="T17" style:family="text">
      <style:text-properties officeooo:rsid="002456fc"/>
    </style:style>
    <style:style style:name="T18" style:family="text">
      <style:text-properties officeooo:rsid="0025a3ae"/>
    </style:style>
    <style:style style:name="T19" style:family="text">
      <style:text-properties officeooo:rsid="00270c78"/>
    </style:style>
    <style:style style:name="fr1" style:family="graphic" style:parent-style-name="Graphics">
      <style:graphic-properties style:vertical-pos="top" style:vertical-rel="page-content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width="5.678in" svg:height="0.589in" draw:z-index="0">
        <draw:image xlink:href="Pictures/1000020100000BB50000014DE514F2B5.png" xlink:type="simple" xlink:show="embed" xlink:actuate="onLoad"/>
      </draw:frame>
      <text:p text:style-name="P17">CKT-<text:span text:style-name="T5">SQUEAL</text:span> v<text:span text:style-name="T5">1</text:span> User Manual</text:p>
      <text:p text:style-name="P1"/>
      <text:h text:style-name="P28" text:outline-level="1">Features</text:h>
      <text:list xml:id="list1691234117380011906" text:style-name="L1">
        <text:list-item>
          <text:p text:style-name="P26">Integrated 725mW audio power amplifier and volume control</text:p>
        </text:list-item>
        <text:list-item>
          <text:p text:style-name="P26">Multiple playback configurations:</text:p>
          <text:list>
            <text:list-item>
              <text:p text:style-name="P26">Edge or level triggered</text:p>
            </text:list-item>
            <text:list-item>
              <text:p text:style-name="P26">One-shot, random, or looping playback</text:p>
            </text:list-item>
            <text:list-item>
              <text:p text:style-name="P26">Begin-middle-end mode</text:p>
            </text:list-item>
          </text:list>
        </text:list-item>
        <text:list-item>
          <text:p text:style-name="P26">User-loadable sounds using standard Micro SD cards and WAV files</text:p>
        </text:list-item>
        <text:list-item>
          <text:p text:style-name="P26">Four independent event triggers for four different groups of sounds</text:p>
        </text:list-item>
        <text:list-item>
          <text:p text:style-name="P27">Cost-effective sound playback for adding ambient sound effects to your layout</text:p>
        </text:list-item>
      </text:list>
      <text:h text:style-name="P29" text:outline-level="1">Installation</text:h>
      <text:h text:style-name="P24" text:outline-level="3">Power</text:h>
      <text:p text:style-name="P1">The <text:span text:style-name="T4">CKT-SQUEAL</text:span> requires 8-1<text:span text:style-name="T19">4</text:span>VDC power. <text:s/>Any ripple on the input power may create hums, pops, or buzzing in the audio output, so be sure to use a clean power source. <text:s/>Do not exceed 14VDC or the device will be <text:span text:style-name="T1">damaged.</text:span> <text:s/></text:p>
      <text:p text:style-name="P1"/>
      <text:h text:style-name="Heading_20_3" text:outline-level="3">Inputs</text:h>
      <text:p text:style-name="P3">Inputs are triggered by connecting them to the ground terminals provided between trigger inputs 2 &amp; 3. <text:s/><text:span text:style-name="T5">The inputs are internally pulled up, so it's possible to trigger them with just a pushbutton or open-drain (aka open-collector) connection to ground.</text:span></text:p>
      <text:p text:style-name="P3"/>
      <text:p text:style-name="P3">Do not apply more than 3.3V to any of the input terminals or they will be damaged. <text:s/>If you want to trigger off another circuit with higher voltages, please use a CKT-MRISO2 to provide isolation.</text:p>
      <text:p text:style-name="P1"/>
      <text:h text:style-name="Heading_20_3" text:outline-level="3">Outputs</text:h>
      <text:p text:style-name="P7">The speaker outputs from the onboard power amplifier are designed for speakers with an impedence of 4-<text:span text:style-name="T5">16</text:span> ohm. <text:s/>Lower impedences will provide higher volumes, but will also consume additional power. <text:span text:style-name="T2">We recommend 4 speakers for best performance. <text:s/></text:span><text:s/>Output volume to the speaker can be adjusted with R9, the large thumbwheel potentiometer located near the speaker outputs.</text:p>
      <text:p text:style-name="P7"/>
      <text:p text:style-name="P7">Additionally, a line level output is provided for those wanting to use external amplification. <text:s/>The holes labeled “J8”, near the programming header and microprocessor, provide line level signals. <text:s/>The audio signal is on pin 1 (the square pad) and ground/shield is on the round pad. <text:s/></text:p>
      <text:p text:style-name="P7"/>
      <text:h text:style-name="Heading_20_3" text:outline-level="3"><text:soft-page-break/>Diagnostic Lights</text:h>
      <text:p text:style-name="P23">The CKT-SQUEAL comes with four indicator lights to tell the user what it's currently doing, and where any problem might be. <text:s/>Three status lights (D3-D5) are located near the edge of the board. <text:s/>A fourth power indicator (D2) is located next to the microSD card socket.</text:p>
      <text:p text:style-name="Text_20_body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0">LED Color</text:p>
          </table:table-cell>
          <table:table-cell table:style-name="Table2.A1" office:value-type="string">
            <text:p text:style-name="P20">If Solid...</text:p>
          </table:table-cell>
          <table:table-cell table:style-name="Table2.C1" office:value-type="string">
            <text:p text:style-name="P20">If Blinking...</text:p>
          </table:table-cell>
        </table:table-row>
        <table:table-row>
          <table:table-cell table:style-name="Table2.A2" office:value-type="string">
            <text:p text:style-name="P22">Red (D5)</text:p>
          </table:table-cell>
          <table:table-cell table:style-name="Table2.A2" office:value-type="string">
            <text:p text:style-name="P22">Hardware error</text:p>
          </table:table-cell>
          <table:table-cell table:style-name="Table2.C2" office:value-type="string">
            <text:p text:style-name="P22">SD card not inserted/recognized</text:p>
          </table:table-cell>
        </table:table-row>
        <table:table-row>
          <table:table-cell table:style-name="Table2.A2" office:value-type="string">
            <text:p text:style-name="P22">Yellow (D4)</text:p>
          </table:table-cell>
          <table:table-cell table:style-name="Table2.A2" office:value-type="string">
            <text:p text:style-name="P22">Player ready but idle</text:p>
          </table:table-cell>
          <table:table-cell table:style-name="Table2.C2" office:value-type="string">
            <text:p text:style-name="P22">Reading SD card</text:p>
          </table:table-cell>
        </table:table-row>
        <table:table-row>
          <table:table-cell table:style-name="Table2.A2" office:value-type="string">
            <text:p text:style-name="P22">Green (D3)</text:p>
          </table:table-cell>
          <table:table-cell table:style-name="Table2.A2" office:value-type="string">
            <text:p text:style-name="P22">Audio is playing</text:p>
          </table:table-cell>
          <table:table-cell table:style-name="Table2.C2" office:value-type="string">
            <text:p text:style-name="P22">n/a</text:p>
          </table:table-cell>
        </table:table-row>
        <table:table-row>
          <table:table-cell table:style-name="Table2.A2" office:value-type="string">
            <text:p text:style-name="P22">Green (D2)</text:p>
          </table:table-cell>
          <table:table-cell table:style-name="Table2.A2" office:value-type="string">
            <text:p text:style-name="P22">Power is on</text:p>
          </table:table-cell>
          <table:table-cell table:style-name="Table2.C2" office:value-type="string">
            <text:p text:style-name="P22">Regulator is overheating because of hardware failure or excessive input voltage</text:p>
          </table:table-cell>
        </table:table-row>
      </table:table>
      <text:p text:style-name="P16"/>
      <text:p text:style-name="P3"/>
      <text:h text:style-name="P31" text:outline-level="1">Audio Files and the Micro SD Card</text:h>
      <text:p text:style-name="P4">The CKT-SQUEAL can take any <text:span text:style-name="T17">m</text:span>icro SD or <text:span text:style-name="T17">micro </text:span>SDHC card up to 32GB that is formatted as FAT or FAT32 and supports SPI access modes. <text:s/><text:span text:style-name="T17">micro </text:span>SDXC cards will not work (generally cards greater than 64GB). <text:s/>However, given the small size of most sound files, even a 1GB card is far more than adequate.</text:p>
      <text:p text:style-name="P4"/>
      <text:p text:style-name="P15">While we've tested with industry-standard cards and strive to support any card that adheres to the standards, we can't guarantee that every brand and model number will work - particularly those from the low-cost, no-name bargain vendors. <text:s/>We personally recommend Sandisk 4GB microSDHC cards for their reliability and compatibility.</text:p>
      <text:p text:style-name="P4"/>
      <text:p text:style-name="P8">The <text:span text:style-name="T17">m</text:span>icro SD card should have four directories (also known as folders) at the top level. <text:s/>They should be named event1, event2, event3, and event4. <text:s/>These correspond to the sounds that will play for inputs SW1-SW4. <text:s/>If you don't wish to use a given input, there's no need to create a directory/folder for that input.</text:p>
      <text:p text:style-name="P4"/>
      <text:p text:style-name="P3"><text:span text:style-name="T5">The s</text:span>ound files <text:span text:style-name="T5">you want to play for a given input should be placed into the eventX folder for that input. <text:s/>Sound files </text:span>should be 16-bit mono WAV files with LPCM encoding. <text:s/>Files should <text:span text:style-name="T2">have a</text:span> suffix of “.wav”. <text:s/></text:p>
      <text:p text:style-name="P4"/>
      <text:p text:style-name="P3">If you don<text:span text:style-name="T6">'t</text:span> already have a favorite audio editing program, we recommend Audacity. <text:s/>It's <text:span text:style-name="T2">easy to use, </text:span>free, open source, and works on Windows, Mac, and Linux. <text:s/>You can download the latest version from <text:a xlink:type="simple" xlink:href="http://audacity.sourceforge.net/">http://audacity.sourceforge.net</text:a></text:p>
      <text:h text:style-name="Heading_20_1" text:outline-level="1"><text:span text:style-name="T18">Configuring </text:span>Playback Mode<text:span text:style-name="T18">s</text:span></text:h>
      <text:p text:style-name="P5">There are <text:span text:style-name="T3">five basic playback modes, as shown in table 1, which lend themselves to differing scenarios. <text:s/>The operating mode for each input is configured by adding files to the eventX directory. <text:s/>The files do not need to contain anything specific - the behaviour is keyed to their name.</text:span></text:p>
      <text:p text:style-name="P5"><text:soft-page-break/></text:p>
      <text:p text:style-name="P6">Begin-Middle-End (BME) mode is special. <text:s/>It's specifically designed for situations where you want an initial sound, a repeating middle sound until the input is no longer active, and then an end sound. <text:s/>Using good audio editing, it's possible to assemble clips that stack up seamlessly. <text:s/></text:p>
      <text:p text:style-name="P6"/>
      <text:p text:style-name="P6">An example of a BME mode application would be a train crossing a diamond. <text:s/>You would set up an occupancy detector, such as a CKT-IRSENSE, near the diamond. <text:s/>When it first got a detection, you'd want to play the locomotives passing, then repeat the clatter of wheels as long as a train was over the sensor, and finally play a fading away sound. <text:s/>For this, you would want BME mode. <text:s/>The eventX directory should contain four files - bme.opt to set up BME mode, and then begin.wav, middle.wav, and end.wav. <text:s/>Begin.wav will play first, then middle.wav if the input is still low, and end.wav will finally play when input goes high again.</text:p>
      <text:p text:style-name="P6"/>
      <text:p text:style-name="P5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19">Mode</text:p>
          </table:table-cell>
          <table:table-cell table:style-name="Table1.A1" office:value-type="string">
            <text:p text:style-name="P19">Option Files</text:p>
          </table:table-cell>
          <table:table-cell table:style-name="Table1.A1" office:value-type="string">
            <text:p text:style-name="P19">Playback Starts</text:p>
          </table:table-cell>
          <table:table-cell table:style-name="Table1.A1" office:value-type="string">
            <text:p text:style-name="P19">Playback Stops</text:p>
          </table:table-cell>
          <table:table-cell table:style-name="Table1.E1" office:value-type="string">
            <text:p text:style-name="P19">Repeats?</text:p>
          </table:table-cell>
        </table:table-row>
        <table:table-row>
          <table:table-cell table:style-name="Table1.A2" office:value-type="string">
            <text:p text:style-name="P18">One Shot</text:p>
          </table:table-cell>
          <table:table-cell table:style-name="Table1.A2" office:value-type="string">
            <text:p text:style-name="P21">(none - default)</text:p>
          </table:table-cell>
          <table:table-cell table:style-name="Table1.A2" office:value-type="string">
            <text:p text:style-name="P18">SWx goes low</text:p>
          </table:table-cell>
          <table:table-cell table:style-name="Table1.A2" office:value-type="string">
            <text:p text:style-name="P18">Track completes</text:p>
          </table:table-cell>
          <table:table-cell table:style-name="Table1.E2" office:value-type="string">
            <text:p text:style-name="P18">N</text:p>
          </table:table-cell>
        </table:table-row>
        <table:table-row>
          <table:table-cell table:style-name="Table1.A2" office:value-type="string">
            <text:p text:style-name="P18">Repeating </text:p>
          </table:table-cell>
          <table:table-cell table:style-name="Table1.A2" office:value-type="string">
            <text:p text:style-name="P6">retrig.opt</text:p>
          </table:table-cell>
          <table:table-cell table:style-name="Table1.A2" office:value-type="string">
            <text:p text:style-name="P18">SWx goes low</text:p>
          </table:table-cell>
          <table:table-cell table:style-name="Table1.A2" office:value-type="string">
            <text:p text:style-name="P18">Track completes</text:p>
          </table:table-cell>
          <table:table-cell table:style-name="Table1.E2" office:value-type="string">
            <text:p text:style-name="P18">Y - same track</text:p>
          </table:table-cell>
        </table:table-row>
        <table:table-row>
          <table:table-cell table:style-name="Table1.A2" office:value-type="string">
            <text:p text:style-name="P18">Random Repeating</text:p>
          </table:table-cell>
          <table:table-cell table:style-name="Table1.A2" office:value-type="string">
            <text:p text:style-name="P6">rndrtrg.opt</text:p>
          </table:table-cell>
          <table:table-cell table:style-name="Table1.A2" office:value-type="string">
            <text:p text:style-name="P18">SWx goes low</text:p>
          </table:table-cell>
          <table:table-cell table:style-name="Table1.A2" office:value-type="string">
            <text:p text:style-name="P18">Track comples</text:p>
          </table:table-cell>
          <table:table-cell table:style-name="Table1.E2" office:value-type="string">
            <text:p text:style-name="P18">Y - random track</text:p>
          </table:table-cell>
        </table:table-row>
        <table:table-row>
          <table:table-cell table:style-name="Table1.A2" office:value-type="string">
            <text:p text:style-name="P18">Level Triggered</text:p>
          </table:table-cell>
          <table:table-cell table:style-name="Table1.A2" office:value-type="string">
            <text:p text:style-name="P2">lvltrig.opt</text:p>
          </table:table-cell>
          <table:table-cell table:style-name="Table1.A2" office:value-type="string">
            <text:p text:style-name="P18">SWx goes low</text:p>
          </table:table-cell>
          <table:table-cell table:style-name="Table1.A2" office:value-type="string">
            <text:p text:style-name="P18">SWx goes high</text:p>
          </table:table-cell>
          <table:table-cell table:style-name="Table1.E2" office:value-type="string">
            <text:p text:style-name="P18">Y - same track</text:p>
          </table:table-cell>
        </table:table-row>
        <table:table-row>
          <table:table-cell table:style-name="Table1.A2" office:value-type="string">
            <text:p text:style-name="P18">Level Random</text:p>
          </table:table-cell>
          <table:table-cell table:style-name="Table1.A2" office:value-type="string">
            <text:p text:style-name="P6">lvltrig.opt</text:p>
            <text:p text:style-name="P6">rndrtrg.opt</text:p>
          </table:table-cell>
          <table:table-cell table:style-name="Table1.A2" office:value-type="string">
            <text:p text:style-name="P18">SWx goes low</text:p>
          </table:table-cell>
          <table:table-cell table:style-name="Table1.A2" office:value-type="string">
            <text:p text:style-name="P18">SWx goes high</text:p>
          </table:table-cell>
          <table:table-cell table:style-name="Table1.E2" office:value-type="string">
            <text:p text:style-name="P18">Y - random track</text:p>
          </table:table-cell>
        </table:table-row>
        <table:table-row>
          <table:table-cell table:style-name="Table1.A2" office:value-type="string">
            <text:p text:style-name="P18">Begin-Middle-End</text:p>
          </table:table-cell>
          <table:table-cell table:style-name="Table1.A2" office:value-type="string">
            <text:p text:style-name="P18">bme.opt</text:p>
          </table:table-cell>
          <table:table-cell table:style-name="Table1.A2" office:value-type="string">
            <text:p text:style-name="P18">SWx goes low</text:p>
          </table:table-cell>
          <table:table-cell table:style-name="Table1.A2" office:value-type="string">
            <text:p text:style-name="P18">SWx goes high and</text:p>
            <text:p text:style-name="P18">end.wav finishes</text:p>
          </table:table-cell>
          <table:table-cell table:style-name="Table1.E2" office:value-type="string">
            <text:p text:style-name="P18">Y - middle.wav</text:p>
          </table:table-cell>
        </table:table-row>
      </table:table>
      <text:p text:style-name="P5"/>
      <text:p text:style-name="P1"/>
      <text:h text:style-name="P32" text:outline-level="1"/>
      <text:p text:style-name="P1"/>
      <text:p text:style-name="P1"/>
      <text:h text:style-name="P30" text:outline-level="1">Open Design</text:h>
      <text:p text:style-name="P9">Iowa Scaled Engineering is committed to creating open designs that users are free to build, modify, adapt, improve, and share with others. <text:s/></text:p>
      <text:p text:style-name="P1"/>
      <text:h text:style-name="P25" text:outline-level="3">Hardware</text:h>
      <text:p text:style-name="P12"><text:span text:style-name="T12">The design of the </text:span><text:span text:style-name="T13">CKT-IRSENSE</text:span><text:span text:style-name="T12"> hardware is open source hardware, and is made available under the term</text:span><text:span text:style-name="T14">s</text:span><text:span text:style-name="T12"> of the Creative Commons Attribution-Share Alike v3.0 license, a copy of </text:span><text:span text:style-name="T15">which </text:span><text:span text:style-name="T12">is available from: </text:span><text:a xlink:type="simple" xlink:href="http://creativecommons.org/licenses/by-sa/3.0/"><text:span text:style-name="T8">http://creativecommons.org/licenses/by-sa/3.0/</text:span></text:a></text:p>
      <text:p text:style-name="P13"/>
      <text:p text:style-name="P13">Design files can be found on the Iowa Scaled Engineering website:</text:p>
      <text:p text:style-name="P14"><text:a xlink:type="simple" xlink:href="http://www.iascaled.com/store/CKT-IRSENSE"><text:span text:style-name="T9">http://www.iascaled.com/store/CKT-</text:span></text:a><text:a xlink:type="simple" xlink:href="http://www.iascaled.com/store/CKT-IRSENSE"><text:span text:style-name="T10">SQUEAL</text:span></text:a></text:p>
      <text:h text:style-name="P25" text:outline-level="3"><text:soft-page-break/>Firmware</text:h>
      <text:p text:style-name="P10">The official Iowa Scaled Engineering firmware for the <text:span text:style-name="T16">CKT-IRSENSE</text:span> is free software: you can redistribute it and/or modify it under the terms of the GNU General Public License as published by the Free Software Foundation, either version 3 of the License, or (at your option) any later version. <text:s/>A copy of the GNU GPL can be found at: <text:a xlink:type="simple" xlink:href="http://www.gnu.org/licenses/gpl.html"><text:span text:style-name="T11">http://www.gnu.org/licenses/gpl.html</text:span></text:a></text:p>
      <text:p text:style-name="P10"/>
      <text:p text:style-name="P10">New firmware can be flashed into the <text:span text:style-name="T16">CKT-SQUEAL</text:span> through <text:span text:style-name="T6">the standard 6-pin AVR ISP header provided on the board.</text:span></text:p>
      <text:p text:style-name="P10"/>
      <text:p text:style-name="P11"><text:span text:style-name="T7">Stable releases of firmware and source code can be found on the Iowa Scaled Engineering website: </text:span><text:a xlink:type="simple" xlink:href="http://www.iascaled.com/store/CKT-IRSENSE"><text:span text:style-name="T9">http://www.iascaled.com/store/CKT-</text:span></text:a><text:a xlink:type="simple" xlink:href="http://www.iascaled.com/store/CKT-IRSENSE">S</text:a><text:span text:style-name="T10">QUEAL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Bitstream Charter1" svg:font-family="'Bitstream Charter'" style:font-family-generic="roman" style:font-pitch="variable"/>
    <style:font-face style:name="Bitstream Charter" svg:font-family="'Bitstream Charter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Bitstream Charter" fo:font-family="'Bitstream Charter'" style:font-style-name="Bold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fo:color="#000000" style:font-name="Bitstream Charter" fo:font-family="'Bitstream Charter'" style:font-style-name="Bold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Holmes</meta:initial-creator>
    <meta:creation-date>2014-06-23T10:04:06.191676872</meta:creation-date>
    <dc:date>2014-08-04T16:19:33.831486812</dc:date>
    <meta:editing-duration>PT1H26M30S</meta:editing-duration>
    <meta:editing-cycles>12</meta:editing-cycles>
    <meta:generator>LibreOffice/4.2.4.2$Linux_X86_64 LibreOffice_project/420m0$Build-2</meta:generator>
    <meta:document-statistic meta:table-count="2" meta:image-count="1" meta:object-count="0" meta:page-count="4" meta:paragraph-count="93" meta:word-count="1077" meta:character-count="6550" meta:non-whitespace-character-count="5532"/>
  </office:meta>
</office:document-meta>
</file>